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grippen</text:p>
      <text:p text:style-name="P2"/>
      <text:p text:style-name="P2">Informatiesysteem</text:p>
      <text:p text:style-name="P2"/>
      <text:p text:style-name="P2"/>
      <text:p text:style-name="P2"/>
      <text:p text:style-name="P2">ERD</text:p>
      <text:p text:style-name="P2"><text:tab/>Conceptueel ERD</text:p>
      <text:p text:style-name="P2"><text:tab/>Technisch ER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itleg</text:p>
      <text:p text:style-name="P3"/>
      <text:p text:style-name="P3">Systemen die informatie kunnen verzamelen en weer kunnen laten zien. Zij beheren de informatie van een database en gaan over dingen zoals integratie, visualisatie, bewerking, analyses, etc.</text:p>
      <text:p text:style-name="P3"/>
      <text:p text:style-name="P3">Een “Entity Relationship Diagram”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-sep style:width="0.0138in" style:color="#000000" style:height="100%"/>
          <style:column style:rel-width="2808*" fo:start-indent="0in" fo:end-indent="0in"/>
          <style:column style:rel-width="6830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fvinkopdracht Blok 3 Week 1 <text:tab/><text:tab/>Sam Sokolov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 Sokolov</meta:initial-creator>
    <meta:creation-date>2022-02-02T10:48:36</meta:creation-date>
    <meta:document-statistic meta:table-count="0" meta:image-count="0" meta:object-count="0" meta:page-count="1" meta:paragraph-count="9" meta:word-count="46" meta:character-count="330"/>
    <dc:date>2022-02-02T11:02:30</dc:date>
    <dc:creator>Sam Sokolov</dc:creator>
    <meta:editing-duration>PT13M54S</meta:editing-duration>
    <meta:editing-cycles>1</meta:editing-cycles>
    <meta:generator>OpenOffice/4.1.11$Unix OpenOffice.org_project/4111m1$Build-9808</meta:generator>
  </office:meta>
</office:document-meta>
</file>